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5-10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5-07-3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5-05-29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5-02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4-11-15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4-07-1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4-04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4-02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3-11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3-07-2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3-04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3-04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3-02-1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2-07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2-04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2-02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1-10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1-07-2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1-04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1-03-01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0-10-22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20-02-1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9-07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9-05-0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9-02-22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8-10-18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8-07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8-04-2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8-02-1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7-10-1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7-06-2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7-04-18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7-02-1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6-10-26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6-07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6-04-1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6-02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5-10-22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5-07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5-07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5-06-1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7545</text:p>
          </table:table-cell>
          <table:table-cell office:value-type="string" calcext:value-type="string">
            <text:p>04N/27E-12DAA</text:p>
          </table:table-cell>
          <table:table-cell office:value-type="string" calcext:value-type="string">
            <text:p>2015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